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Courier New'" style:font-family-generic="modern" fo:font-size="28pt" fo:letter-spacing="normal" fo:font-style="normal" style:text-underline-style="none" fo:font-weight="normal" style:font-size-asian="28pt" style:font-style-asian="normal" style:font-weight-asian="normal" style:font-family-complex="'Courier New'" style:font-family-generic-complex="modern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203864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pplied Machine Learning</text:span></text:p>
          </draw:text-box>
        </draw:frame>
        <draw:frame draw:name="Untertitel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Assignment 2</text:span></text:p>
            <text:p text:style-name="P1"><text:span text:style-name="T1">Lie Hong,Amnon Bleich, Ben Wulf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ick look on the dataset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quick look on the dataset</text:span></text:p>
          </draw:text-box>
        </draw:frame>
        <draw:frame draw:name="Inhaltsplatzhalter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3"><text:span text:style-name="T2">UniParc</text:span><text:span text:style-name="T2"><text:tab/></text:span><text:span text:style-name="T2"><text:tab/></text:span><text:span text:style-name="T2">UniProt</text:span><text:span text:style-name="T2"><text:tab/></text:span><text:span text:style-name="T2"><text:tab/></text:span><text:span text:style-name="T2">Proteomes</text:span><text:span text:style-name="T3"><text:line-break/></text:span><text:span text:style-name="T3">UPI00000BE434</text:span><text:span text:style-name="T3"><text:tab/></text:span><text:span text:style-name="T3">Q9F867</text:span><text:span text:style-name="T3"><text:tab/></text:span><text:span text:style-name="T3"><text:line-break/></text:span><text:span text:style-name="T3">UPI00000BA353</text:span><text:span text:style-name="T3"><text:tab/></text:span><text:span text:style-name="T3">A0A0F6CD01</text:span><text:span text:style-name="T3"><text:tab/></text:span><text:span text:style-name="T3">UP000002870: Plasmid pO157</text:span><text:span text:style-name="T3"><text:line-break/></text:span><text:span text:style-name="T3">UPI00000BA353</text:span><text:span text:style-name="T3"><text:tab/></text:span><text:span text:style-name="T3">A0A0T7C0W2</text:span><text:span text:style-name="T3"><text:tab/></text:span><text:span text:style-name="T3">UP000000558: Plasmid pO157</text:span><text:span text:style-name="T3"><text:line-break/></text:span><text:span text:style-name="T3">UPI00000BA353</text:span><text:span text:style-name="T3"><text:tab/></text:span><text:span text:style-name="T3">O82885</text:span><text:span text:style-name="T3"><text:tab/></text:span><text:span text:style-name="T3"><text:line-break/></text:span><text:span text:style-name="T3">UPI00000B722F</text:span><text:span text:style-name="T3"><text:tab/></text:span><text:span text:style-name="T3">A0A0H3JC22</text:span><text:span text:style-name="T3"><text:tab/></text:span><text:span text:style-name="T3">UP000000558: Plasmid pO157</text:span><text:span text:style-name="T3"><text:line-break/></text:span><text:span text:style-name="T3">UPI00000AEE5C</text:span><text:span text:style-name="T3"><text:tab/></text:span><text:span text:style-name="T3">A0A0H3P156</text:span><text:span text:style-name="T3"><text:tab/></text:span><text:span text:style-name="T3">UP000008084: Plasmid pYV03</text:span><text:span text:style-name="T3"><text:line-break/></text:span><text:span text:style-name="T3">UPI00000AEE5C</text:span><text:span text:style-name="T3"><text:tab/></text:span><text:span text:style-name="T3">O52162</text:span><text:span text:style-name="T3"><text:tab/></text:span><text:span text:style-name="T3"><text:line-break/></text:span><text:span text:style-name="T3">UPI00000BE4A0</text:span><text:span text:style-name="T3"><text:tab/></text:span><text:span text:style-name="T3">O87495</text:span><text:span text:style-name="T3"><text:tab/></text:span><text:span text:style-name="T3"><text:line-break/></text:span><text:span text:style-name="T3">UPI00000B95E0</text:span><text:span text:style-name="T3"><text:tab/></text:span><text:span text:style-name="T3">A0A0H3NX29</text:span><text:span text:style-name="T3"><text:tab/></text:span><text:span text:style-name="T3">UP000008084: Plasmid pYV03</text:span><text:span text:style-name="T3"><text:line-break/></text:span><text:span text:style-name="T3">UPI00000B95E0</text:span><text:span text:style-name="T3"><text:tab/></text:span><text:span text:style-name="T3">Q56844</text:span><text:span text:style-name="T3"><text:tab/></text:span><text:span text:style-name="T3"><text:line-break/></text:span><text:span text:style-name="T3">UPI000000024B</text:span><text:span text:style-name="T3"><text:tab/></text:span><text:span text:style-name="T3">A0A0H3NX24</text:span><text:span text:style-name="T3"><text:tab/></text:span><text:span text:style-name="T3">UP000008084: Plasmid pYV03</text:span><text:span text:style-name="T3"><text:line-break/></text:span><text:span text:style-name="T3">UPI000000024B</text:span><text:span text:style-name="T3"><text:tab/></text:span><text:span text:style-name="T3">Q01244</text:span><text:span text:style-name="T3"><text:tab/></text:span><text:span text:style-name="T3"><text:line-break/></text:span><text:span text:style-name="T3">UPI000000024B</text:span><text:span text:style-name="T3"><text:tab/></text:span><text:span text:style-name="T3">Q7BRZ9</text:span><text:span text:style-name="T3"><text:tab/></text:span><text:span text:style-name="T3"><text:line-break/></text:span><text:span text:style-name="T3">UPI0000000254</text:span><text:span text:style-name="T3"><text:tab/></text:span><text:span text:style-name="T3">Q01253</text:span><text:span text:style-name="T3"><text:tab/></text:span><text:span text:style-name="T3"><text:line-break/></text:span><text:span text:style-name="T3">UPI0000000254</text:span><text:span text:style-name="T3"><text:tab/></text:span><text:span text:style-name="T3">Q7BRZ0</text:span><text:span text:style-name="T3"><text:tab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preparation " draw:style-name="dp1" draw:master-page-name="Default_20_1" presentation:presentation-page-layout-name="AL2T11">
        <office:forms form:automatic-focus="false" form:apply-design-mode="false"/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ata preparation </text:span></text:p>
          </draw:text-box>
        </draw:frame>
        <draw:frame draw:name="Inhaltsplatzhalter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3"><text:span text:style-name="T4">remove duplicates</text:span></text:p>
              </text:list-item>
              <text:list-item>
                <text:p text:style-name="P3"><text:span text:style-name="T4">Create UniPrac_dict (UniPrac as key and set of UniProt as Value)</text:span></text:p>
              </text:list-item>
              <text:list-item>
                <text:p text:style-name="P3"><text:span text:style-name="T4">Create Proteome_dict (Proteomes as key and set of UniPrac as Value) 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office:forms form:automatic-focus="false" form:apply-design-mode="false"/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Huristics for minimum set cover</text:span></text:p>
          </draw:text-box>
        </draw:frame>
        <draw:frame draw:name="Inhaltsplatzhalter 2" presentation:style-name="pr7" draw:text-style-name="P2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3"><text:span text:style-name="T4">Iterate over the protemoes from the largest to the smallest</text:span></text:p>
                <text:list>
                  <text:list-item>
                    <text:p text:style-name="P4"><text:span text:style-name="T4">For each protein check if appears in another protemoe</text:span></text:p>
                    <text:list>
                      <text:list-item>
                        <text:p text:style-name="P4"><text:span text:style-name="T4">Remove from smaller protemoe</text:span></text:p>
                      </text:list-item>
                      <text:list-item>
                        <text:p text:style-name="P4"><text:span text:style-name="T4">If smaller proteome is empty, remove it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office:forms form:automatic-focus="false" form:apply-design-mode="false"/>
        <draw:frame draw:name="Titel 1" presentation:style-name="pr4" draw:text-style-name="P2" draw:layer="layout" svg:width="29.209cm" svg:height="3.681cm" svg:x="2.328cm" svg:y="0cm" presentation:class="title" presentation:user-transformed="true">
          <draw:text-box>
            <text:p text:style-name="P1"><text:span text:style-name="T1">Workflow data reduction</text:span></text:p>
          </draw:text-box>
        </draw:frame>
        <draw:frame draw:name="Inhaltsplatzhalter 2" presentation:style-name="pr5" draw:text-style-name="P2" draw:layer="layout" svg:width="29.209cm" svg:height="14.315cm" svg:x="2.328cm" svg:y="3.068cm" presentation:class="outline" presentation:user-transformed="true">
          <draw:text-box>
            <text:p text:style-name="P3"><text:span text:style-name="T5"><text:s text:c="4"/></text:span><text:span text:style-name="T5">required = list()</text:span></text:p>
            <text:p text:style-name="P3"><text:span text:style-name="T5"><text:s text:c="4"/></text:span><text:span text:style-name="T5">covered_uniPrac = set()</text:span></text:p>
            <text:p text:style-name="P3"><text:span text:style-name="T5"><text:s text:c="4"/></text:span><text:span text:style-name="T5">while(len(local_proteome_dict)):</text:span></text:p>
            <text:p text:style-name="P3"><text:span text:style-name="T5"><text:s text:c="8"/></text:span><text:span text:style-name="T5">p = maxsize(local_proteome_dict)</text:span></text:p>
            <text:p text:style-name="P3"><text:span text:style-name="T5"><text:s text:c="8"/></text:span><text:span text:style-name="T5">unique = local_proteome_dict[p].difference(covered_uniPrac)</text:span></text:p>
            <text:p text:style-name="P3"><text:span text:style-name="T5"><text:s text:c="8"/></text:span><text:span text:style-name="T5">if(len(unique)): <text:s text:c="3"/># if there is new information</text:span></text:p>
            <text:p text:style-name="P3"><text:span text:style-name="T5"><text:s text:c="12"/></text:span><text:span text:style-name="T5">covered_uniPrac.update(unique)</text:span></text:p>
            <text:p text:style-name="P3"><text:span text:style-name="T5"><text:s text:c="12"/></text:span><text:span text:style-name="T5">required.append((p,unique))</text:span></text:p>
            <text:p text:style-name="P3"><text:span text:style-name="T5"><text:s text:c="12"/></text:span></text:p>
            <text:p text:style-name="P3"><text:span text:style-name="T5"><text:s text:c="8"/></text:span><text:span text:style-name="T5">local_proteome_dict.pop(p)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Default_20_1" presentation:presentation-page-layout-name="AL2T11">
        <draw:frame draw:name="Titel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esults</text:span></text:p>
          </draw:text-box>
        </draw:frame>
        <draw:frame draw:name="Inhaltsplatzhalter 2" presentation:style-name="pr7" draw:text-style-name="P2" draw:layer="layout" svg:width="29.209cm" svg:height="12.086cm" svg:x="2.328cm" svg:y="5.07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DejaVu Sans Mono'" style:font-family-generic-asian="system" style:font-pitch-asian="variable" style:font-size-asian="28pt" style:language-asian="de" style:country-asian="DE" style:font-style-asian="normal" style:font-weight-asian="normal" style:font-family-complex="'DejaVu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language-asian="de" style:country-asian="DE" style:font-style-asian="normal" style:font-weight-asian="normal" style:font-family-complex="'DejaVu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de" fo:country="DE" fo:font-style="normal" fo:text-shadow="none" style:text-underline-style="none" fo:font-weight="normal" style:letter-kerning="true" style:font-family-asian="'DejaVu Sans Mono'" style:font-family-generic-asian="system" style:font-pitch-asian="variable" style:font-size-asian="28pt" style:language-asian="de" style:country-asian="DE" style:font-style-asian="normal" style:font-weight-asian="normal" style:font-family-complex="'DejaVu Sans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language-asian="de" style:country-asian="DE" style:font-style-asian="normal" style:font-weight-asian="normal" style:font-family-complex="'DejaVu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el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ck to edit the title text formatTitelmasterformat durch Klicken bearbeiten</text:span></text:p>
        </draw:text-box>
      </draw:frame>
      <draw:frame draw:name="Datumsplatzhalt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7-05-04">5/4/17</text:date></text:span></text:p>
        </draw:text-box>
      </draw:frame>
      <draw:frame draw:name="Fußzeilenplatzhalt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el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  <text:list>
                                        <text:list-item>
                                          <text:p text:style-name="MP9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inth Outline LevelFormatvorlagen des Textmasters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17-05-04">5/4/17</text:date></text:span></text:p>
        </draw:text-box>
      </draw:frame>
      <draw:frame draw:name="Fußzeilenplatzhalt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5-04T22:23:37</dc:date>
    <dc:creator>Amnon Bleich</dc:creator>
    <meta:generator>OpenOffice/4.1.2$Unix OpenOffice.org_project/412m3$Build-9782</meta:generator>
    <meta:editing-duration>PT26M27S</meta:editing-duration>
    <meta:editing-cycles>4</meta:editing-cycles>
    <meta:document-statistic meta:object-count="56"/>
  </office:meta>
</office:document-meta>
</file>